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563in" style:rel-column-width="2817*"/>
    </style:style>
    <style:style style:name="Table1.B" style:family="table-column">
      <style:table-column-properties style:column-width="4.9688in" style:rel-column-width="715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DejaVu Sans Mono" fo:font-size="11pt" style:font-name-asian="AR PL UMing HK1" style:font-size-asian="11pt" style:font-name-complex="DejaVu Sans Mono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Verdana"/>
    </style:style>
    <style:style style:name="P3" style:family="paragraph" style:parent-style-name="Preformatted_20_Text">
      <style:paragraph-properties fo:text-align="center" style:justify-single-word="fals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  <style:text-properties fo:font-size="11pt" style:font-size-asian="11pt" style:font-size-complex="11pt"/>
    </style:style>
    <style:style style:name="P7" style:family="paragraph" style:parent-style-name="Table_20_Contents">
      <style:text-properties style:font-name="DejaVu Sans Mono" fo:font-size="11pt" style:font-name-asian="AR PL UMing HK1" style:font-size-asian="11pt" style:font-name-complex="DejaVu Sans Mon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w Speedway Boogie</text:p>
      <text:p text:style-name="P2">Garcia/Hunter</text:p>
      <text:p text:style-name="Preformatted_20_Text">Intro:</text:p>
      <text:p text:style-name="Preformatted_20_Text">e-------------------------------- </text:p>
      <text:p text:style-name="Preformatted_20_Text">B-------------------------------- </text:p>
      <text:p text:style-name="Preformatted_20_Text">G-------------------------------- </text:p>
      <text:p text:style-name="Preformatted_20_Text">D-----------------0-0-0-0-0-0-2-- </text:p>
      <text:p text:style-name="Preformatted_20_Text">A-----0h1h2---------------------- </text:p>
      <text:p text:style-name="Preformatted_20_Text">E--0---------0------------------- </text:p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</text:p>
          </table:table-cell>
          <table:table-cell table:style-name="Table1.B1" office:value-type="string">
            <text:p text:style-name="P4">Please don't dominate the rap Jack, </text:p>
            <text:p text:style-name="P4">If you got nothin' new to say.</text:p>
            <text:p text:style-name="P4">If you please, don't back up the tracks, </text:p>
            <text:p text:style-name="P4">This train's got to run today.</text:p>
          </table:table-cell>
        </table:table-row>
        <table:table-row>
          <table:table-cell table:style-name="Table1.A2" office:value-type="string">
            <text:p text:style-name="P7">E <text:s text:c="9"/>E7 / /</text:p>
            <text:p text:style-name="P4">E</text:p>
            <text:p text:style-name="P1">E</text:p>
            <text:p text:style-name="P1">G <text:s text:c="4"/>D <text:s text:c="3"/>A</text:p>
            <text:p text:style-name="P1"/>
            <text:p text:style-name="P4"><text:s text:c="4"/>E <text:s text:c="13"/></text:p>
            <text:p text:style-name="P1">G <text:s text:c="4"/>D <text:s text:c="3"/>A</text:p>
            <text:p text:style-name="P4">E <text:s text:c="22"/></text:p>
            <text:p text:style-name="P1">G <text:s text:c="4"/>D <text:s text:c="3"/>A <text:s text:c="4"/>A</text:p>
          </table:table-cell>
          <table:table-cell table:style-name="Table1.B2" office:value-type="string">
            <text:p text:style-name="P4">I spent a little time on the mountain, </text:p>
            <text:p text:style-name="P4">Spent a little time on the hill. <text:s/></text:p>
            <text:p text:style-name="P4">I heard some say, better run away; </text:p>
            <text:p text:style-name="P4">Others say better stand still.</text:p>
            <text:p text:style-name="P4"/>
            <text:p text:style-name="P4">Now I don't know but I been told that </text:p>
            <text:p text:style-name="P4">It's hard to run with the weight of gold</text:p>
            <text:p text:style-name="P4">Other hand, I've heard it said, </text:p>
            <text:p text:style-name="P4">It's just as hard with the weight of lead</text:p>
          </table:table-cell>
        </table:table-row>
        <table:table-row>
          <table:table-cell table:style-name="Table1.A2" office:value-type="string">
            <text:p text:style-name="P7">E</text:p>
            <text:p text:style-name="P7"/>
            <text:p text:style-name="P7"/>
            <text:p text:style-name="P7"/>
            <text:p text:style-name="P7"/>
            <text:p text:style-name="P7">E <text:s text:c="9"/>E7 / /</text:p>
            <text:p text:style-name="P4">E</text:p>
            <text:p text:style-name="P1">E</text:p>
            <text:p text:style-name="P1">G <text:s text:c="4"/>D <text:s text:c="3"/>A</text:p>
            <text:p text:style-name="P1"/>
            <text:p text:style-name="P4"><text:s text:c="4"/>E <text:s text:c="13"/></text:p>
            <text:p text:style-name="P1">G <text:s text:c="4"/>D <text:s text:c="3"/>A</text:p>
            <text:p text:style-name="P4">E <text:s text:c="22"/></text:p>
            <text:p text:style-name="P1">G <text:s text:c="4"/>D <text:s text:c="3"/>A <text:s text:c="4"/>A</text:p>
          </table:table-cell>
          <table:table-cell table:style-name="Table1.B2" office:value-type="string">
            <text:p text:style-name="P4">Who can deny, who can deny, </text:p>
            <text:p text:style-name="P4">It's not just a change of style.</text:p>
            <text:p text:style-name="P4">One step done and another begun, </text:p>
            <text:p text:style-name="P4">And I wonder how many miles.</text:p>
            <text:p text:style-name="P4"/>
            <text:p text:style-name="P4">I spent a little time on the mountain, </text:p>
            <text:p text:style-name="P4">Spent a little time on the hill,</text:p>
            <text:p text:style-name="P4">I saw things getting out of hand </text:p>
            <text:p text:style-name="P4">I guess they always will.</text:p>
            <text:p text:style-name="P4"/>
            <text:p text:style-name="P4">Well, I don't know, but I've been told </text:p>
            <text:p text:style-name="P4">In the heat of the sun a man died of cold <text:s text:c="30"/></text:p>
            <text:p text:style-name="P4">Keep on comin' or stand and wait </text:p>
            <text:p text:style-name="P4">With the sun so dark and the hour so late.</text:p>
          </table:table-cell>
        </table:table-row>
        <table:table-row>
          <table:table-cell table:style-name="Table1.A2" office:value-type="string">
            <text:p text:style-name="P7">E</text:p>
            <text:p text:style-name="P7"/>
            <text:p text:style-name="P7"/>
            <text:p text:style-name="P7"/>
            <text:p text:style-name="P7"/>
            <text:p text:style-name="P4"><text:s text:c="4"/>E <text:s text:c="13"/></text:p>
            <text:p text:style-name="P1">G <text:s text:c="4"/>D <text:s text:c="3"/>A</text:p>
            <text:p text:style-name="P4">E <text:s text:c="22"/></text:p>
            <text:p text:style-name="P1">G <text:s text:c="4"/>D <text:s text:c="3"/>A <text:s text:c="4"/>A</text:p>
          </table:table-cell>
          <table:table-cell table:style-name="Table1.B2" office:value-type="string">
            <text:p text:style-name="P4">You can't overlook the lack, Jack, </text:p>
            <text:p text:style-name="P4">Of any other highway to ride,</text:p>
            <text:p text:style-name="P4">It's got no signs or dividing lines, </text:p>
            <text:p text:style-name="P4">And very few rules to guide.</text:p>
            <text:p text:style-name="P4"/>
            <text:p text:style-name="P4">Now I don't know but I've been told </text:p>
            <text:p text:style-name="P4">If the horse don't pull you got to carry the load. <text:s text:c="13"/></text:p>
            <text:p text:style-name="P4">I don't know whose back's that strong; </text:p>
            <text:p text:style-name="P4">Maybe find out before too long.</text:p>
          </table:table-cell>
        </table:table-row>
        <table:table-row>
          <table:table-cell table:style-name="Table1.A2" office:value-type="string">
            <text:p text:style-name="P7">E</text:p>
          </table:table-cell>
          <table:table-cell table:style-name="Table1.B2" office:value-type="string">
            <text:p text:style-name="P4">One way or another, one way or another, </text:p>
            <text:p text:style-name="P6">One way or another, this darkness has got to give.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7-01T08:42:51</meta:creation-date>
    <dc:date>2011-07-01T08:59:13</dc:date>
    <dc:creator>Sean Dowd</dc:creator>
    <meta:editing-duration>PT16M36S</meta:editing-duration>
    <meta:editing-cycles>3</meta:editing-cycles>
    <meta:generator>LibreOffice/3.3$Linux LibreOffice_project/330m19$Build-202</meta:generator>
    <meta:document-statistic meta:table-count="1" meta:image-count="0" meta:object-count="0" meta:page-count="1" meta:paragraph-count="67" meta:word-count="314" meta:character-count="1778"/>
  </office:meta>
</office:document-meta>
</file>